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BA00000A7000000A70151A37DE5052C06F.svg" manifest:media-type="image/svg+xml"/>
  <manifest:file-entry manifest:full-path="Pictures/100002010000006500000065D348AF284E3727BC.png" manifest:media-type="image/png"/>
  <manifest:file-entry manifest:full-path="Pictures/1000020100000065000000658113937506747C84.png" manifest:media-type="image/png"/>
  <manifest:file-entry manifest:full-path="Pictures/100006CA00000A7000000A704F32728D7C325F2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stroke-dash="Dot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noun_File_2" draw:style-name="gr1" draw:text-style-name="P1" xml:id="id7" draw:id="id7" draw:layer="layout" svg:width="0.851cm" svg:height="0.851cm" svg:x="1.838cm" svg:y="15.695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8113937506747C84.png" xlink:type="simple" xlink:show="embed" xlink:actuate="onLoad" loext:mime-type="image/png"/>
          <svg:title>file_013-file-text-document-doc</svg:title>
          <svg:desc>Created with Sketch.</svg:desc>
        </draw:frame>
        <draw:frame draw:name="noun_File_1" draw:style-name="gr1" draw:text-style-name="P1" xml:id="id13" draw:id="id13" draw:layer="layout" svg:width="0.851cm" svg:height="0.851cm" svg:x="5.614cm" svg:y="14.421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8113937506747C84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7" draw:style-name="gr1" draw:text-style-name="P1" xml:id="id12" draw:id="id12" draw:layer="layout" svg:width="1.015cm" svg:height="1.015cm" svg:x="4.119cm" svg:y="13.058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older_6" draw:style-name="gr1" draw:text-style-name="P1" xml:id="id11" draw:id="id11" draw:layer="layout" svg:width="1.015cm" svg:height="1.015cm" svg:x="2.886cm" svg:y="11.804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older_5" draw:style-name="gr1" draw:text-style-name="P1" xml:id="id6" draw:id="id6" draw:layer="layout" svg:width="1.015cm" svg:height="1.015cm" svg:x="1.614cm" svg:y="10.512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ile_0" draw:style-name="gr1" draw:text-style-name="P1" xml:id="id10" draw:id="id10" draw:layer="layout" svg:width="0.851cm" svg:height="0.851cm" svg:x="5.634cm" svg:y="9.351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8113937506747C84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4" draw:style-name="gr1" draw:text-style-name="P1" xml:id="id9" draw:id="id9" draw:layer="layout" svg:width="1.015cm" svg:height="1.015cm" svg:x="4.117cm" svg:y="7.986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older_3" draw:style-name="gr1" draw:text-style-name="P1" xml:id="id8" draw:id="id8" draw:layer="layout" svg:width="1.015cm" svg:height="1.015cm" svg:x="2.885cm" svg:y="6.734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older_2" draw:style-name="gr1" draw:text-style-name="P1" xml:id="id5" draw:id="id5" draw:layer="layout" svg:width="1.015cm" svg:height="1.015cm" svg:x="1.611cm" svg:y="5.4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ile_288357.svg" draw:style-name="gr1" draw:text-style-name="P1" xml:id="id4" draw:id="id4" draw:layer="layout" svg:width="0.851cm" svg:height="0.851cm" svg:x="4.34cm" svg:y="4.26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8113937506747C84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1" draw:style-name="gr1" draw:text-style-name="P1" xml:id="id3" draw:id="id3" draw:layer="layout" svg:width="1.015cm" svg:height="1.015cm" svg:x="2.863cm" svg:y="2.874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older_0" draw:style-name="gr1" draw:text-style-name="P1" xml:id="id2" draw:id="id2" draw:layer="layout" svg:width="1.015cm" svg:height="1.015cm" svg:x="1.595cm" svg:y="1.622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name="noun_Folder_1594030.svg" draw:style-name="gr1" draw:text-style-name="P1" xml:id="id1" draw:id="id1" draw:layer="layout" svg:width="1.015cm" svg:height="1.015cm" svg:x="0.437cm" svg:y="0.287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D348AF284E3727BC.png" xlink:type="simple" xlink:show="embed" xlink:actuate="onLoad" loext:mime-type="image/png"/>
          <svg:title>19.3</svg:title>
          <svg:desc>Created with Sketch.</svg:desc>
        </draw:frame>
        <draw:frame draw:style-name="gr2" draw:text-style-name="P2" draw:layer="layout" svg:width="6.702cm" svg:height="0.725cm" svg:x="1.417cm" svg:y="0.607cm">
          <draw:text-box>
            <text:p><text:span text:style-name="T1">trans_tabular_dataset</text:span></text:p>
          </draw:text-box>
        </draw:frame>
        <draw:frame draw:style-name="gr2" draw:text-style-name="P2" draw:layer="layout" svg:width="6.702cm" svg:height="0.725cm" svg:x="2.722cm" svg:y="1.867cm">
          <draw:text-box>
            <text:p><text:span text:style-name="T1">mask_cells</text:span></text:p>
          </draw:text-box>
        </draw:frame>
        <draw:frame draw:style-name="gr2" draw:text-style-name="P2" draw:layer="layout" svg:width="6.702cm" svg:height="0.725cm" svg:x="3.992cm" svg:y="3.147cm">
          <draw:text-box>
            <text:p><text:span text:style-name="T1">tile_id=1</text:span></text:p>
          </draw:text-box>
        </draw:frame>
        <draw:frame draw:style-name="gr3" draw:text-style-name="P2" draw:layer="layout" svg:width="8.64cm" svg:height="0.683cm" svg:x="5.262cm" svg:y="4.459cm">
          <draw:text-box>
            <text:p><text:span text:style-name="T1">mask_cells-0000000000-0000048640.parquet</text:span></text:p>
          </draw:text-box>
        </draw:frame>
        <draw:frame draw:style-name="gr2" draw:text-style-name="P3" draw:layer="layout" svg:width="6.702cm" svg:height="0.725cm" svg:x="2.723cm" svg:y="5.677cm">
          <draw:text-box>
            <text:p><text:span text:style-name="T1">trans_classes</text:span></text:p>
          </draw:text-box>
        </draw:frame>
        <draw:frame draw:style-name="gr2" draw:text-style-name="P2" draw:layer="layout" svg:width="6.702cm" svg:height="0.725cm" svg:x="3.993cm" svg:y="6.957cm">
          <draw:text-box>
            <text:p><text:span text:style-name="T1">tile_id=1</text:span></text:p>
          </draw:text-box>
        </draw:frame>
        <draw:frame draw:style-name="gr3" draw:text-style-name="P2" draw:layer="layout" svg:width="9.525cm" svg:height="0.683cm" svg:x="6.532cm" svg:y="9.539cm">
          <draw:text-box>
            <text:p><text:span text:style-name="T1">trans_classes-0000000000-0000048640.parquet</text:span></text:p>
          </draw:text-box>
        </draw:frame>
        <draw:frame draw:style-name="gr2" draw:text-style-name="P2" draw:layer="layout" svg:width="6.702cm" svg:height="0.725cm" svg:x="5.227cm" svg:y="8.21cm">
          <draw:text-box>
            <text:p><text:span text:style-name="T1">agri_cycle=1</text:span></text:p>
          </draw:text-box>
        </draw:frame>
        <draw:frame draw:style-name="gr2" draw:text-style-name="P2" draw:layer="layout" svg:width="6.702cm" svg:height="0.725cm" svg:x="2.724cm" svg:y="10.757cm">
          <draw:text-box>
            <text:p><text:span text:style-name="T1">trans_length</text:span></text:p>
          </draw:text-box>
        </draw:frame>
        <draw:frame draw:style-name="gr2" draw:text-style-name="P2" draw:layer="layout" svg:width="6.702cm" svg:height="0.725cm" svg:x="3.994cm" svg:y="12.037cm">
          <draw:text-box>
            <text:p><text:span text:style-name="T1">tile_id=1</text:span></text:p>
          </draw:text-box>
        </draw:frame>
        <draw:frame draw:style-name="gr3" draw:text-style-name="P3" draw:layer="layout" svg:width="9.525cm" svg:height="0.683cm" svg:x="6.533cm" svg:y="14.619cm">
          <draw:text-box>
            <text:p><text:span text:style-name="T1">trans_length-0000000000-0000048640.parquet</text:span></text:p>
          </draw:text-box>
        </draw:frame>
        <draw:frame draw:style-name="gr2" draw:text-style-name="P2" draw:layer="layout" svg:width="6.702cm" svg:height="0.725cm" svg:x="5.228cm" svg:y="13.29cm">
          <draw:text-box>
            <text:p><text:span text:style-name="T1">agri_cycle=1</text:span></text:p>
          </draw:text-box>
        </draw:frame>
        <draw:frame draw:style-name="gr3" draw:text-style-name="P2" draw:layer="layout" svg:width="9.525cm" svg:height="0.683cm" svg:x="2.722cm" svg:y="15.889cm">
          <draw:text-box>
            <text:p><text:span text:style-name="T1">tiles_metadata.parquet</text:span></text:p>
          </draw:text-box>
        </draw:frame>
        <draw:connector draw:style-name="gr4" draw:text-style-name="P1" draw:layer="layout" svg:x1="0.944cm" svg:y1="1.302cm" svg:x2="1.595cm" svg:y2="2.129cm" draw:start-shape="id1" draw:start-glue-point="2" draw:end-shape="id2" draw:end-glue-point="3" svg:d="M944 1302v827h651" svg:viewBox="0 0 652 828">
          <text:p/>
        </draw:connector>
        <draw:connector draw:style-name="gr4" draw:text-style-name="P1" draw:layer="layout" svg:x1="2.102cm" svg:y1="2.637cm" svg:x2="2.863cm" svg:y2="3.381cm" draw:start-shape="id2" draw:start-glue-point="2" draw:end-shape="id3" draw:end-glue-point="3" svg:d="M2102 2637v744h761" svg:viewBox="0 0 762 745">
          <text:p/>
        </draw:connector>
        <draw:connector draw:style-name="gr4" draw:text-style-name="P1" draw:layer="layout" svg:x1="3.37cm" svg:y1="3.889cm" svg:x2="4.34cm" svg:y2="4.685cm" draw:start-shape="id3" draw:start-glue-point="2" draw:end-shape="id4" draw:end-glue-point="3" svg:d="M3370 3889v796h970" svg:viewBox="0 0 971 797">
          <text:p/>
        </draw:connector>
        <draw:connector draw:style-name="gr4" draw:text-style-name="P1" draw:layer="layout" svg:x1="0.944cm" svg:y1="1.302cm" svg:x2="1.611cm" svg:y2="5.907cm" draw:start-shape="id1" draw:end-shape="id5" draw:end-glue-point="3" svg:d="M944 1302v4605h667" svg:viewBox="0 0 668 4606">
          <text:p/>
        </draw:connector>
        <draw:connector draw:style-name="gr4" draw:text-style-name="P1" draw:layer="layout" svg:x1="0.944cm" svg:y1="1.302cm" svg:x2="1.614cm" svg:y2="11.019cm" draw:start-shape="id1" draw:start-glue-point="2" draw:end-shape="id6" draw:end-glue-point="3" svg:d="M944 1302v9717h670" svg:viewBox="0 0 671 9718">
          <text:p/>
        </draw:connector>
        <draw:connector draw:style-name="gr4" draw:text-style-name="P1" draw:layer="layout" svg:x1="0.944cm" svg:y1="1.302cm" svg:x2="1.838cm" svg:y2="16.12cm" draw:start-shape="id1" draw:start-glue-point="2" draw:end-shape="id7" draw:end-glue-point="3" svg:d="M944 1302v14818h894" svg:viewBox="0 0 895 14819">
          <text:p/>
        </draw:connector>
        <draw:connector draw:style-name="gr4" draw:text-style-name="P1" draw:layer="layout" svg:x1="2.118cm" svg:y1="6.415cm" svg:x2="2.885cm" svg:y2="7.241cm" draw:start-shape="id5" draw:start-glue-point="2" draw:end-shape="id8" draw:end-glue-point="3" svg:d="M2118 6415v826h767" svg:viewBox="0 0 768 827">
          <text:p/>
        </draw:connector>
        <draw:connector draw:style-name="gr4" draw:text-style-name="P1" draw:layer="layout" svg:x1="3.392cm" svg:y1="7.749cm" svg:x2="4.117cm" svg:y2="8.493cm" draw:start-shape="id8" draw:start-glue-point="2" draw:end-shape="id9" draw:end-glue-point="3" svg:d="M3392 7749v744h725" svg:viewBox="0 0 726 745">
          <text:p/>
        </draw:connector>
        <draw:connector draw:style-name="gr4" draw:text-style-name="P1" draw:layer="layout" svg:x1="4.624cm" svg:y1="9.001cm" svg:x2="5.634cm" svg:y2="9.776cm" draw:start-shape="id9" draw:end-shape="id10" draw:end-glue-point="3" svg:d="M4624 9001v775h1010" svg:viewBox="0 0 1011 776">
          <text:p/>
        </draw:connector>
        <draw:connector draw:style-name="gr4" draw:text-style-name="P1" draw:layer="layout" svg:x1="2.121cm" svg:y1="11.527cm" svg:x2="2.886cm" svg:y2="12.311cm" draw:start-shape="id6" draw:start-glue-point="2" draw:end-shape="id11" draw:end-glue-point="3" svg:d="M2121 11527v784h765" svg:viewBox="0 0 766 785">
          <text:p/>
        </draw:connector>
        <draw:connector draw:style-name="gr4" draw:text-style-name="P1" draw:layer="layout" svg:x1="3.393cm" svg:y1="12.819cm" svg:x2="4.119cm" svg:y2="13.565cm" draw:start-shape="id11" draw:start-glue-point="2" draw:end-shape="id12" draw:end-glue-point="3" svg:d="M3393 12819v746h726" svg:viewBox="0 0 727 747">
          <text:p/>
        </draw:connector>
        <draw:connector draw:style-name="gr4" draw:text-style-name="P1" draw:layer="layout" svg:x1="4.626cm" svg:y1="14.073cm" svg:x2="5.614cm" svg:y2="14.846cm" draw:start-shape="id12" draw:end-shape="id13" draw:end-glue-point="3" svg:d="M4626 14073v773h988" svg:viewBox="0 0 989 77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75cm" draw:marker-start-center="false" draw:marker-end-width="0.27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5:22:09.474953595</meta:creation-date>
    <dc:date>2021-02-17T14:43:12.855597441</dc:date>
    <meta:editing-duration>PT20M42S</meta:editing-duration>
    <meta:editing-cycles>6</meta:editing-cycles>
    <meta:generator>LibreOffice/6.4.6.2$Linux_X86_64 LibreOffice_project/40$Build-2</meta:generator>
    <meta:document-statistic meta:object-count="38"/>
  </office:meta>
</office:document-meta>
</file>